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048cm" table:align="left"/>
    </style:style>
    <style:style style:name="Таблица1.A" style:family="table-column">
      <style:table-column-properties style:column-width="0.275cm"/>
    </style:style>
    <style:style style:name="Таблица1.B" style:family="table-column">
      <style:table-column-properties style:column-width="0.249cm"/>
    </style:style>
    <style:style style:name="Таблица1.A1" style:family="table-cell">
      <style:table-cell-properties style:vertical-align="middle" fo:padding="0.104cm" fo:border="none"/>
    </style:style>
    <style:style style:name="Таблица7" style:family="table">
      <style:table-properties style:width="13.226cm" fo:margin-left="-0.199cm" table:align="left" style:writing-mode="lr-tb"/>
    </style:style>
    <style:style style:name="Таблица7.A" style:family="table-column">
      <style:table-column-properties style:column-width="13.226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0.018cm solid #000000" style:writing-mode="lr-tb"/>
    </style:style>
    <style:style style:name="Таблица8" style:family="table">
      <style:table-properties style:width="10.476cm" fo:margin-left="-0.199cm" table:align="left" style:writing-mode="lr-tb"/>
    </style:style>
    <style:style style:name="Таблица8.A" style:family="table-column">
      <style:table-column-properties style:column-width="1.778cm"/>
    </style:style>
    <style:style style:name="Таблица8.B" style:family="table-column">
      <style:table-column-properties style:column-width="2.54cm"/>
    </style:style>
    <style:style style:name="Таблица8.C" style:family="table-column">
      <style:table-column-properties style:column-width="3.239cm"/>
    </style:style>
    <style:style style:name="Таблица8.D" style:family="table-column">
      <style:table-column-properties style:column-width="2.919cm"/>
    </style:style>
    <style:style style:name="Таблица8.1" style:family="table-row">
      <style:table-row-properties style:keep-together="true" fo:keep-together="auto"/>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D1" style:family="table-cell">
      <style:table-cell-properties style:vertical-align="top" fo:padding-left="0.191cm" fo:padding-right="0.191cm" fo:padding-top="0cm" fo:padding-bottom="0cm" fo:border="0.018cm solid #000000" style:writing-mode="lr-tb"/>
    </style:style>
    <style:style style:name="Таблица11" style:family="table">
      <style:table-properties style:width="7.828cm" fo:margin-left="-0.199cm" table:align="left" style:writing-mode="lr-tb"/>
    </style:style>
    <style:style style:name="Таблица11.A" style:family="table-column">
      <style:table-column-properties style:column-width="1.461cm"/>
    </style:style>
    <style:style style:name="Таблица11.B" style:family="table-column">
      <style:table-column-properties style:column-width="0.953cm"/>
    </style:style>
    <style:style style:name="Таблица11.C" style:family="table-column">
      <style:table-column-properties style:column-width="0.97cm"/>
    </style:style>
    <style:style style:name="Таблица11.F" style:family="table-column">
      <style:table-column-properties style:column-width="2.54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B1" style:family="table-cell">
      <style:table-cell-properties style:vertical-align="top" fo:padding-left="0.191cm" fo:padding-right="0.191cm" fo:padding-top="0cm" fo:padding-bottom="0cm" fo:border="0.018cm solid #000000" style:writing-mode="lr-tb"/>
    </style:style>
    <style:style style:name="Таблица11.B17" style:family="table-cell">
      <style:table-cell-properties style:vertical-align="top" fo:background-color="#8c8c8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1.D17" style:family="table-cell">
      <style:table-cell-properties fo:padding="0cm" fo:border-left="0.018cm solid #000000" fo:border-right="none" fo:border-top="none" fo:border-bottom="none"/>
    </style:style>
    <style:style style:name="P1" style:family="paragraph" style:parent-style-name="Standard">
      <style:text-properties fo:font-size="14pt" style:font-size-asian="14pt" style:font-size-complex="14pt"/>
    </style:style>
    <style:style style:name="P2" style:family="paragraph" style:parent-style-name="Standard">
      <style:paragraph-properties style:snap-to-layout-grid="false"/>
      <style:text-properties style:font-name="Times New Roman" fo:language="en" fo:country="US"/>
    </style:style>
    <style:style style:name="P3" style:family="paragraph" style:parent-style-name="Standard">
      <style:paragraph-properties fo:margin-left="0cm" fo:margin-right="0cm" fo:margin-top="0.106cm" fo:margin-bottom="0cm" fo:line-height="150%" fo:text-align="justify" style:justify-single-word="false" fo:text-indent="1.251cm" style:auto-text-indent="false"/>
      <style:text-properties style:font-name="Times New Roman" fo:font-size="12pt" fo:language="en" fo:country="US" fo:font-style="italic" fo:font-weight="bold" style:font-size-asian="12pt" style:font-style-asian="italic" style:font-weight-asian="bold" style:font-size-complex="12pt" style:font-style-complex="italic"/>
    </style:style>
    <style:style style:name="P4" style:family="paragraph" style:parent-style-name="Standard">
      <style:paragraph-properties fo:margin-left="0cm" fo:margin-right="0cm" fo:margin-top="0.106cm" fo:margin-bottom="0cm" fo:line-height="150%" fo:text-align="justify" style:justify-single-word="false" fo:text-indent="1.251cm" style:auto-text-indent="false"/>
      <style:text-properties style:font-name="Times New Roman" fo:font-size="12pt" fo:language="en" fo:country="US" style:font-size-asian="12pt" style:font-size-complex="12pt"/>
    </style:style>
    <style:style style:name="P5" style:family="paragraph" style:parent-style-name="Standard">
      <style:paragraph-properties fo:margin-left="0cm" fo:margin-right="0cm" fo:margin-top="0.106cm" fo:margin-bottom="0cm" fo:line-height="150%" fo:text-align="justify" style:justify-single-word="false" fo:text-indent="1.251cm" style:auto-text-indent="false"/>
      <style:text-properties style:font-name="Times New Roman" fo:font-size="12pt" fo:language="en" fo:country="US" fo:font-weight="bold" style:font-size-asian="12pt" style:font-weight-asian="bold" style:font-size-complex="12pt"/>
    </style:style>
    <style:style style:name="P6" style:family="paragraph" style:parent-style-name="Standard">
      <style:paragraph-properties fo:margin-left="0cm" fo:margin-right="0cm" fo:margin-top="0.106cm" fo:margin-bottom="0cm" fo:line-height="150%" fo:text-align="justify" style:justify-single-word="false" fo:text-indent="1.251cm" style:auto-text-indent="false"/>
      <style:text-properties style:font-name="Times New Roman" fo:font-size="12pt" fo:language="en" fo:country="US" fo:font-weight="bold" fo:background-color="#ffffff" style:font-size-asian="12pt" style:font-weight-asian="bold" style:font-size-complex="12pt"/>
    </style:style>
    <style:style style:name="P7" style:family="paragraph" style:parent-style-name="Standard">
      <style:paragraph-properties fo:margin-left="0cm" fo:margin-right="0cm" fo:margin-top="0.106cm" fo:margin-bottom="0cm" fo:line-height="150%" fo:text-align="justify" style:justify-single-word="false" fo:text-indent="1.251cm" style:auto-text-indent="false"/>
    </style:style>
    <style:style style:name="P8" style:family="paragraph" style:parent-style-name="Title">
      <style:paragraph-properties fo:margin-left="0cm" fo:margin-right="0cm" fo:margin-top="0.106cm" fo:margin-bottom="0cm" fo:line-height="150%" fo:text-align="justify" style:justify-single-word="false" fo:text-indent="1.251cm" style:auto-text-indent="false"/>
      <style:text-properties style:font-name="Times New Roman" fo:font-size="12pt" fo:letter-spacing="normal" fo:language="en" fo:country="US" fo:background-color="#ffffff" style:font-size-asian="12pt" style:font-size-complex="12pt"/>
    </style:style>
    <style:style style:name="P9" style:family="paragraph" style:parent-style-name="Standard">
      <style:paragraph-properties fo:margin-top="0.106cm" fo:margin-bottom="0cm" fo:line-height="150%" fo:text-align="justify" style:justify-single-word="false" style:snap-to-layout-grid="false"/>
    </style:style>
    <style:style style:name="P10" style:family="paragraph" style:parent-style-name="Standard">
      <style:paragraph-properties fo:margin-top="0.106cm" fo:margin-bottom="0cm" fo:line-height="150%" fo:text-align="justify" style:justify-single-word="false"/>
      <style:text-properties style:font-name="Times New Roman" fo:font-size="12pt" fo:language="en" fo:country="US" fo:font-weight="bold" style:font-size-asian="12pt" style:font-weight-asian="bold" style:font-size-complex="12pt"/>
    </style:style>
    <style:style style:name="P11" style:family="paragraph" style:parent-style-name="Standard">
      <style:paragraph-properties fo:margin-top="0.106cm" fo:margin-bottom="0cm" fo:line-height="100%" fo:text-align="justify" style:justify-single-word="false" style:snap-to-layout-grid="false"/>
      <style:text-properties style:font-name="Times New Roman" fo:font-size="12pt" fo:language="en" fo:country="US" fo:font-style="italic" style:font-size-asian="12pt" style:font-style-asian="italic" style:font-size-complex="12pt"/>
    </style:style>
    <style:style style:name="P12" style:family="paragraph" style:parent-style-name="Standard">
      <style:paragraph-properties fo:margin-top="0.106cm" fo:margin-bottom="0cm" fo:line-height="100%" fo:text-align="justify" style:justify-single-word="false" style:snap-to-layout-grid="false"/>
      <style:text-properties style:font-name="Times New Roman" fo:font-size="12pt" style:font-name-asian="Times New Roman" style:font-size-asian="12pt" style:font-size-complex="12pt"/>
    </style:style>
    <style:style style:name="P13" style:family="paragraph" style:parent-style-name="Standard">
      <style:paragraph-properties fo:margin-top="0.106cm" fo:margin-bottom="0cm" fo:line-height="150%" fo:text-align="justify" style:justify-single-word="false" style:snap-to-layout-grid="false"/>
      <style:text-properties style:font-name="Times New Roman" fo:language="en" fo:country="US"/>
    </style:style>
    <style:style style:name="P14" style:family="paragraph" style:parent-style-name="Standard">
      <style:paragraph-properties fo:margin-top="0.106cm" fo:margin-bottom="0cm" fo:line-height="150%" fo:text-align="justify" style:justify-single-word="false" style:snap-to-layout-grid="false"/>
      <style:text-properties style:font-name="Times New Roman" fo:language="en" fo:country="US" fo:font-style="italic" style:font-style-asian="italic"/>
    </style:style>
    <style:style style:name="P15" style:family="paragraph" style:parent-style-name="Standard">
      <style:paragraph-properties fo:margin-top="0.106cm" fo:margin-bottom="0cm" fo:line-height="100%" fo:text-align="justify" style:justify-single-word="false" style:snap-to-layout-grid="false"/>
    </style:style>
    <style:style style:name="P16" style:family="paragraph" style:parent-style-name="Text_20_body">
      <style:paragraph-properties fo:text-align="start" style:justify-single-word="false"/>
    </style:style>
    <style:style style:name="P17" style:family="paragraph" style:parent-style-name="Text_20_body">
      <style:text-properties fo:font-size="14pt" style:font-size-asian="14pt" style:font-size-complex="14pt"/>
    </style:style>
    <style:style style:name="P18" style:family="paragraph" style:parent-style-name="Text_20_body">
      <style:paragraph-properties fo:text-align="start" style:justify-single-word="false"/>
      <style:text-properties fo:font-size="14pt" style:font-size-asian="14pt" style:font-size-complex="14pt"/>
    </style:style>
    <style:style style:name="P19" style:family="paragraph" style:parent-style-name="Table_20_Contents">
      <style:text-properties fo:font-size="14pt" style:font-size-asian="14pt" style:font-size-complex="14pt"/>
    </style:style>
    <style:style style:name="P20" style:family="paragraph" style:parent-style-name="Standard" style:list-style-name="L1">
      <style:paragraph-properties fo:margin-left="0cm" fo:margin-right="0cm" fo:margin-top="0.106cm" fo:margin-bottom="0cm" fo:line-height="150%" fo:text-align="justify" style:justify-single-word="false" fo:text-indent="1.251cm" style:auto-text-indent="false"/>
      <style:text-properties style:font-name="Times New Roman" fo:font-size="12pt" fo:language="en" fo:country="US" style:font-size-asian="12pt" style:font-size-complex="12pt"/>
    </style:style>
    <style:style style:name="P21" style:family="paragraph" style:parent-style-name="Standard">
      <style:paragraph-properties fo:margin-left="0cm" fo:margin-right="0cm" fo:margin-top="0.106cm" fo:margin-bottom="0cm" fo:line-height="150%" fo:text-align="justify" style:justify-single-word="false" fo:text-indent="1.251cm" style:auto-text-indent="false" fo:break-before="page"/>
      <style:text-properties style:font-name="Times New Roman" fo:font-size="12pt" style:font-size-asian="12pt" style:font-size-complex="12pt"/>
    </style:style>
    <style:style style:name="T1" style:family="text">
      <style:text-properties fo:color="#0000ff" fo:font-size="14pt" fo:font-weight="bold" style:font-size-asian="14pt" style:font-size-complex="14pt"/>
    </style:style>
    <style:style style:name="T2" style:family="text">
      <style:text-properties fo:font-size="14pt" fo:font-weight="bold" style:font-size-asian="14pt" style:font-size-complex="14pt"/>
    </style:style>
    <style:style style:name="T3" style:family="text">
      <style:text-properties fo:font-size="14pt" style:font-size-asian="14pt" style:font-size-complex="14pt"/>
    </style:style>
    <style:style style:name="T4" style:family="text">
      <style:text-properties style:font-name="Times New Roman" fo:font-size="12pt" fo:language="en" fo:country="US" fo:font-style="italic" fo:font-weight="bold" style:font-size-asian="12pt" style:font-style-asian="italic" style:font-weight-asian="bold" style:font-size-complex="12pt" style:font-style-complex="italic"/>
    </style:style>
    <style:style style:name="T5" style:family="text">
      <style:text-properties style:font-name="Times New Roman" fo:font-size="12pt" fo:language="en" fo:country="US" fo:font-style="italic" style:font-size-asian="12pt" style:font-style-asian="italic" style:font-size-complex="12pt"/>
    </style:style>
    <style:style style:name="T6" style:family="text">
      <style:text-properties style:font-name="Times New Roman" fo:font-size="12pt" fo:language="en" fo:country="US" fo:font-style="italic" style:font-size-asian="12pt" style:font-style-asian="italic" style:font-size-complex="12pt" style:font-style-complex="italic"/>
    </style:style>
    <style:style style:name="T7" style:family="text">
      <style:text-properties style:font-name="Times New Roman" fo:font-size="12pt" fo:language="en" fo:country="US" fo:font-style="italic" style:text-underline-style="solid" style:text-underline-width="auto" style:text-underline-color="font-color" fo:font-weight="bold" style:font-size-asian="12pt" style:font-style-asian="italic" style:font-weight-asian="bold" style:font-size-complex="12pt" style:font-style-complex="italic"/>
    </style:style>
    <style:style style:name="T8" style:family="text">
      <style:text-properties style:font-name="Times New Roman" fo:font-size="12pt" fo:language="en" fo:country="US" fo:font-weight="bold" style:font-size-asian="12pt" style:font-weight-asian="bold" style:font-size-complex="12pt"/>
    </style:style>
    <style:style style:name="T9" style:family="text">
      <style:text-properties style:font-name="Times New Roman" fo:font-size="12pt" fo:language="en" fo:country="US" fo:font-weight="bold" fo:background-color="#ffffff" style:font-size-asian="12pt" style:font-weight-asian="bold" style:font-size-complex="12pt"/>
    </style:style>
    <style:style style:name="T10" style:family="text">
      <style:text-properties style:font-name="Times New Roman" fo:font-size="12pt" fo:language="en" fo:country="US" style:font-size-asian="12pt" style:font-size-complex="12pt"/>
    </style:style>
    <style:style style:name="T11" style:family="text">
      <style:text-properties style:font-name="Times New Roman" fo:language="en" fo:country="US" fo:font-style="italic" style:font-style-asian="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  </text:span><text:span text:style-name="Strong_20_Emphasis"><text:span text:style-name="T2">Тестирование пробное. </text:span></text:span><text:span text:style-name="Strong_20_Emphasis"><text:span text:style-name="T1"><text:s/></text:span></text:span></text:p>
      <text:section text:style-name="Sect1" text:name="text_div">
        <text:p text:style-name="P18">1. Because the first pair of shoes did not fit properly, he asked for ... .</text:p>
        <text:p text:style-name="P18">a. another pants b. other pants c. the other ones d. another pair</text:p>
        <text:p text:style-name="P18">2. ... the Boston Red Sox have often been outstanding, they haven’t won the World Series since 1918.</text:p>
        <text:p text:style-name="P18">a. However b. Yet c. That d. Although</text:p>
        <text:p text:style-name="P18">3. ... many computer software programs that possess excellent word-processing capabilities.</text:p>
        <text:p text:style-name="P18">a. There are b. The c. There is a lot of d. Some</text:p>
        <text:p text:style-name="P18">4. Many Middle Eastern diplomats still feel that the USA is intent ... the ultimate policeman in the region.</text:p>
        <text:p text:style-name="P18">a. to being b. being c. be d. on being</text:p>
        <text:p text:style-name="P18">5. Woodrow Wilson believed the United States' entry into World War I would ... the war in months.</text:p>
        <text:p text:style-name="P18">a. to finish b. finish c. finishing d. will have finished</text:p>
        <text:p text:style-name="P18">6. ... of New York's Erie Canal greatly enhanced trade in the upstate region.</text:p>
        <text:p text:style-name="P18">a. The complete b. Completing c. A completing d. The completion</text:p>
        <text:p text:style-name="P18">7. After ... the skin, a leech is best removed by the application of either salt or heat.</text:p>
        <text:p text:style-name="P18">a. it attaches to b. attaching to c. its attaching to d. where it attaches to</text:p>
        <text:p text:style-name="P18">8. ... east of the Mississippi River.</text:p>
        <text:p text:style-name="P18">a. Indigo was grown usually b. Usually grown was Indigo</text:p>
        <text:p text:style-name="P18">c. Indigo usually grown d. Indigo was usually grown</text:p>
        <text:p text:style-name="P18">9. ... wrote the operetta "Babes in Toyland", drawn from the childhood characters of Mother Goose.</text:p>
        <text:p text:style-name="P18">a. That was Victor Herbert who b. Victor Herbert who</text:p>
        <text:p text:style-name="P18">c. Since it was Victor Herbert d. It was Victor Herbert who</text:p>
        <text:p text:style-name="P18">10. Some of the oldest and most widespread creation myths are ... involving the "Earth Mother".</text:p>
        <text:p text:style-name="P18">a. those b. them c. they d. their</text:p>
        <text:p text:style-name="P18">11. In ... , compact disk technology has almost made record albums obsolete.</text:p>
        <text:p text:style-name="P18">a. the decade from <text:s text:c="5"/>b. the decade since</text:p>
        <text:p text:style-name="P18">c. the past decade <text:s text:c="5"/>d. decade ago the</text:p>
        <text:p text:style-name="P18"><text:soft-page-break/>12. In the first few months of life, an infant learns how to lift its hands, how to smile and ... .</text:p>
        <text:p text:style-name="P18">a. how its parents to recognize b. how to recognize its parents</text:p>
        <text:p text:style-name="P18">c. to be recognizing its parents d. the recognizing of its parents</text:p>
        <text:p text:style-name="P18">13. Juana Inez de la Cruz ... Mexico's greatest female poet.</text:p>
        <text:p text:style-name="P18">a. considered b. considered to be c. is considered to be d. is consideration</text:p>
        <text:p text:style-name="P18">14. Because the metal mercury ... in direct proportion to temperature, it was once used as the indicator in</text:p>
        <text:p text:style-name="P18">common thermometers.</text:p>
        <text:p text:style-name="P18">a. is expanding b. expands c. is expanded d. expanded</text:p>
        <text:p text:style-name="P18">15. ... what is now San Salvador, Christopher Columbus believed that he had found Japan.</text:p>
        <text:p text:style-name="P18">a. He reached b. When did he reach c. Having reached d. Whether he reached</text:p>
        <text:p text:style-name="P18">16. The principal purpose of aviation medicine is ... by people aboard an aircraft in flight.</text:p>
        <text:p text:style-name="P18">a. to study the stress experienced b. study the experienced stress</text:p>
        <text:p text:style-name="P18">c. to study stress experiencing d. studying the stress experience</text:p>
        <text:p text:style-name="P16"><text:span text:style-name="Strong_20_Emphasis"><text:span text:style-name="T3"/></text:span></text:p>
        <text:p text:style-name="P16"><text:span text:style-name="Strong_20_Emphasis"><text:span text:style-name="T3">Ответы:</text:span></text:span></text:p>
        <text:p text:style-name="P18">1d 8d 15c </text:p>
        <text:p text:style-name="P18">2d 9d 16a </text:p>
        <text:p text:style-name="P18">3a 10a </text:p>
        <text:p text:style-name="P18">4d 11c </text:p>
        <text:p text:style-name="P18">5b 12b </text:p>
        <text:p text:style-name="P18">6d 13c </text:p>
        <text:p text:style-name="P17">7a 14b </text:p>
      </text:section>
      <table:table table:name="Таблица1" table:style-name="Таблица1">
        <table:table-column table:style-name="Таблица1.A"/>
        <table:table-column table:style-name="Таблица1.B" table:number-columns-repeated="2"/>
        <table:table-column table:style-name="Таблица1.A"/>
        <table:table-row>
          <table:table-cell table:style-name="Таблица1.A1" office:value-type="string">
            <text:p text:style-name="P19"><text:bookmark text:name="top_link"/><text:bookmark text:name="link_back2"/></text:p>
          </table:table-cell>
          <table:table-cell table:style-name="Таблица1.A1" office:value-type="string">
            <text:p text:style-name="P19"><text:bookmark text:name="link_next2"/></text:p>
          </table:table-cell>
          <table:table-cell table:style-name="Таблица1.A1" office:value-type="string">
            <text:p text:style-name="P19"><text:bookmark text:name="print2"/></text:p>
          </table:table-cell>
          <table:table-cell table:style-name="Таблица1.A1" office:value-type="string">
            <text:p text:style-name="P19"/>
          </table:table-cell>
        </table:table-row>
      </table:table>
      <text:section text:style-name="Sect1" text:name="footer_text">
        <text:p text:style-name="P18">   </text:p>
      </text:section>
      <text:p text:style-name="P1"/>
      <text:p text:style-name="P1"/>
      <text:p text:style-name="P1"/>
      <text:p text:style-name="P1"/>
      <text:p text:style-name="P1"/>
      <text:p text:style-name="P16"><text:soft-page-break/><text:span text:style-name="T3"> </text:span><text:span text:style-name="T9">Task 1</text:span></text:p>
      <text:p text:style-name="P7"><text:span text:style-name="T4">For questions 1-15 complete the following article by writing each missing word in the correct box on your answer sheet. Use only one word for each space</text:span><text:span text:style-name="T6">.</text:span></text:p>
      <text:p text:style-name="P8">Traffic Jams are Nothing New</text:p>
      <text:p text:style-name="P4">In the age before the motor car, what was traveling in London like? Photographs taken 100 years ago showing packed streets indicate that it was much the (1) …. as it is now. Commuters who choose the car to get to work probably travel at (2) …. average speed of 17 kph from their homes (3) …. the suburbs to offices in the center. (4) …. is virtually the same speed that they (5) …. have travelled at in a carriage a century ago.</text:p>
      <text:p text:style-name="P4">As towns and cities grow, (6) …. does traffic, whether in the form of the horse and carriage (7) …. the modern motor car. It would seem that, wherever (8) …. are people who need to go somewhere, they would (9) …. be carried than walk or pedal. The photographs show that, in terms (10) …. congestion and speed, traffic in London hasn’t changed over the past 100 years. London has had traffic jams ever (11) …. it became a huge city. It is only the vehicles that have changed.</text:p>
      <text:p text:style-name="P4">However, although London had traffic congestion long (12) …. the car came along, the age of the horse produced little unpleasantness apart (13) …. the congestion. Today, exhaust fumes create dangerous smogs that cause breathing problems (14)…. a great many people. Such problems could be reduced (15)…. many of us avoided jams by using bicycles or taking a brisk walk to school or work. </text:p>
      <text:p text:style-name="P6"/>
      <text:p text:style-name="P6">Task 2</text:p>
      <text:p text:style-name="P3">For questions 16 - 20 choose the best alternative A or B.</text:p>
      <text:p text:style-name="P7"><text:span text:style-name="T10">1</text:span><text:span text:style-name="T10">6. Colin intended to do a lot of walking in Wales, so he packed some sensible (A)/sensitive (B) outdoor clothes. </text:span></text:p>
      <text:p text:style-name="P4">17. She was a very conscious (A)/conscientious (B) student and attended all her lectures.</text:p>
      <text:p text:style-name="P4">18. Can you say (A)/tell (B) the difference between these two photographs?</text:p>
      <text:p text:style-name="P4">19. Scientists are investigating the ways in which the oceans affect (A)/effect (B) the climate.</text:p>
      <text:list xml:id="list39497235" text:style-name="L1">
        <text:list-item>
          <text:list>
            <text:list-item>
              <text:list>
                <text:list-item>
                  <text:p text:style-name="P20">Every year he was supposed to go to Tokyo, and every year he could think of excuses for not making the journey (A)/travel (B).</text:p>
                </text:list-item>
              </text:list>
            </text:list-item>
          </text:list>
        </text:list-item>
      </text:list>
      <text:p text:style-name="P6"/>
      <text:p text:style-name="P6"/>
      <text:p text:style-name="P6"><text:soft-page-break/>Task 3</text:p>
      <text:p text:style-name="P3">For questions 21 - 25 replace the words in italics with a suitable phrasal verb <text:s/>from the box below. There are <text:s/>three extra phrasal verbs, which you do not need to use.</text:p>
      <table:table table:name="Таблица7" table:style-name="Таблица7">
        <table:table-column table:style-name="Таблица7.A"/>
        <table:table-row table:style-name="Таблица7.1">
          <table:table-cell table:style-name="Таблица7.A1" office:value-type="string">
            <text:p text:style-name="P9"><text:span text:style-name="T10"><text:s text:c="7"/></text:span><text:span text:style-name="T8">put down to <text:s text:c="64"/>get down to</text:span></text:p>
            <text:p text:style-name="P10"><text:s text:c="7"/>stand up for <text:s text:c="63"/>make up for</text:p>
            <text:p text:style-name="P10"><text:s text:c="7"/>come in for <text:s text:c="65"/>put in for</text:p>
            <text:p text:style-name="P10"><text:s text:c="7"/>come up with <text:s text:c="62"/>keep up with</text:p>
          </table:table-cell>
        </table:table-row>
      </table:table>
      <text:p text:style-name="P7"><text:span text:style-name="T10">2</text:span><text:span text:style-name="T10">1. We hope to </text:span><text:span text:style-name="T5">(find)</text:span><text:span text:style-name="T10"> the solution in the near future.</text:span></text:p>
      <text:p text:style-name="P7"><text:span text:style-name="T10">22. It is hard to </text:span><text:span text:style-name="T5">(start)</text:span><text:span text:style-name="T10"> work after a nice holiday.</text:span></text:p>
      <text:p text:style-name="P7"><text:span text:style-name="T10">23. They were well behind schedule and will have to work very hard to </text:span><text:span text:style-name="T5">(compensate for)</text:span><text:span text:style-name="T10"> the lost time. <text:s/></text:span></text:p>
      <text:p text:style-name="P7"><text:span text:style-name="T10">24. It is difficult nowadays to </text:span><text:span text:style-name="T5">(follow)</text:span><text:span text:style-name="T10"> new developments.</text:span></text:p>
      <text:p text:style-name="P7"><text:span text:style-name="T10">25. I know the teacher is going to criticize everything I have done. I hope you will </text:span><text:span text:style-name="T5">(defend)</text:span><text:span text:style-name="T10"> me.</text:span></text:p>
      <text:p text:style-name="P6">Task 4</text:p>
      <text:p text:style-name="P7"><text:span text:style-name="T4">There are 15 sentences, taken from different business letters. For </text:span><text:span text:style-name="T7">questions 26 - 30</text:span><text:span text:style-name="T4"> </text:span><text:span text:style-name="T8">group together those sentences which have a similar meaning. You should have five groups. Then put the sentences in each group in order according to how formal they are, with the most formal first. Part of the task has been done for you already.</text:span></text:p>
      <text:p text:style-name="P4">A. If you need any more information, please feel free to ask me.</text:p>
      <text:p text:style-name="P4">B. <text:s/>I am in receipt of your letter dated 1 April.</text:p>
      <text:p text:style-name="P4">C. <text:s/>When do you think the goods will get here?</text:p>
      <text:p text:style-name="P4">D. I am writing in connection with your advertisement. <text:s/></text:p>
      <text:p text:style-name="P4">E. I would be grateful if you could tell me your prices.</text:p>
      <text:p text:style-name="P4">F. Please could you tell me when the goods will arrive?</text:p>
      <text:p text:style-name="P4">G. I have just seen your advert.</text:p>
      <text:p text:style-name="P4">H. Thanks for your letter of 1 April.</text:p>
      <text:p text:style-name="P4">I. Please could you possibly tell me your prices?</text:p>
      <text:p text:style-name="P4">J. If you'd like any more details, please ask me.</text:p>
      <text:p text:style-name="P4">K. Thank you for your letter dated 1April.</text:p>
      <text:p text:style-name="P4"><text:soft-page-break/>L. Please can you tell me your prices.</text:p>
      <text:p text:style-name="P4">M. I will appreciate it if you could tell me when the goods will arrive.</text:p>
      <text:p text:style-name="P4">N. If you require any further information, please do not hesitate to contact me.</text:p>
      <text:p text:style-name="P4">O. I am writing with reference to your advertisement.</text:p>
      <text:p text:style-name="P4"/>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office:value-type="string">
            <text:p text:style-name="P15"/>
          </table:table-cell>
          <table:table-cell table:style-name="Таблица8.A1" office:value-type="string">
            <text:p text:style-name="P12">Formal</text:p>
          </table:table-cell>
          <table:table-cell table:style-name="Таблица8.A1" office:value-type="string">
            <text:p text:style-name="P12">Semi-formal</text:p>
          </table:table-cell>
          <table:table-cell table:style-name="Таблица8.D1" office:value-type="string">
            <text:p text:style-name="P11">Informal</text:p>
          </table:table-cell>
        </table:table-row>
        <table:table-row table:style-name="Таблица8.1">
          <table:table-cell table:style-name="Таблица8.A1" office:value-type="string">
            <text:p text:style-name="P15"><text:span text:style-name="T10">2</text:span><text:span text:style-name="T10">6</text:span></text:p>
          </table:table-cell>
          <table:table-cell table:style-name="Таблица8.A1" office:value-type="string">
            <text:p text:style-name="P11"/>
          </table:table-cell>
          <table:table-cell table:style-name="Таблица8.A1" office:value-type="string">
            <text:p text:style-name="P11">A</text:p>
          </table:table-cell>
          <table:table-cell table:style-name="Таблица8.D1" office:value-type="string">
            <text:p text:style-name="P11"/>
          </table:table-cell>
        </table:table-row>
        <table:table-row table:style-name="Таблица8.1">
          <table:table-cell table:style-name="Таблица8.A1" office:value-type="string">
            <text:p text:style-name="P15"><text:span text:style-name="T10">2</text:span><text:span text:style-name="T10">7</text:span></text:p>
          </table:table-cell>
          <table:table-cell table:style-name="Таблица8.A1" office:value-type="string">
            <text:p text:style-name="P11"/>
          </table:table-cell>
          <table:table-cell table:style-name="Таблица8.A1" office:value-type="string">
            <text:p text:style-name="P11"/>
          </table:table-cell>
          <table:table-cell table:style-name="Таблица8.D1" office:value-type="string">
            <text:p text:style-name="P11">G</text:p>
          </table:table-cell>
        </table:table-row>
        <table:table-row table:style-name="Таблица8.1">
          <table:table-cell table:style-name="Таблица8.A1" office:value-type="string">
            <text:p text:style-name="P15"><text:span text:style-name="T10">2</text:span><text:span text:style-name="T10">8</text:span></text:p>
          </table:table-cell>
          <table:table-cell table:style-name="Таблица8.A1" office:value-type="string">
            <text:p text:style-name="P11">M</text:p>
          </table:table-cell>
          <table:table-cell table:style-name="Таблица8.A1" office:value-type="string">
            <text:p text:style-name="P11"/>
          </table:table-cell>
          <table:table-cell table:style-name="Таблица8.D1" office:value-type="string">
            <text:p text:style-name="P11"/>
          </table:table-cell>
        </table:table-row>
        <table:table-row table:style-name="Таблица8.1">
          <table:table-cell table:style-name="Таблица8.A1" office:value-type="string">
            <text:p text:style-name="P15"><text:span text:style-name="T10">2</text:span><text:span text:style-name="T10">9</text:span></text:p>
          </table:table-cell>
          <table:table-cell table:style-name="Таблица8.A1" office:value-type="string">
            <text:p text:style-name="P11">B</text:p>
          </table:table-cell>
          <table:table-cell table:style-name="Таблица8.A1" office:value-type="string">
            <text:p text:style-name="P11"/>
          </table:table-cell>
          <table:table-cell table:style-name="Таблица8.D1" office:value-type="string">
            <text:p text:style-name="P11"/>
          </table:table-cell>
        </table:table-row>
        <table:table-row table:style-name="Таблица8.1">
          <table:table-cell table:style-name="Таблица8.A1" office:value-type="string">
            <text:p text:style-name="P15"><text:span text:style-name="T10">3</text:span><text:span text:style-name="T10">0</text:span></text:p>
          </table:table-cell>
          <table:table-cell table:style-name="Таблица8.A1" office:value-type="string">
            <text:p text:style-name="P11"/>
          </table:table-cell>
          <table:table-cell table:style-name="Таблица8.A1" office:value-type="string">
            <text:p text:style-name="P11"/>
          </table:table-cell>
          <table:table-cell table:style-name="Таблица8.D1" office:value-type="string">
            <text:p text:style-name="P11">L</text:p>
          </table:table-cell>
        </table:table-row>
      </table:table>
      <text:p text:style-name="P7"/>
      <text:p text:style-name="P5">TRANSFER ALL YOUR ANSWERS TO YOUR ANSWER SHEET</text:p>
      <text:section text:style-name="Sect2" text:name="Раздел2">
        <text:p text:style-name="P21">Key</text:p>
      </text:section>
      <text:section text:style-name="Sect3" text:name="Раздел3">
        <table:table table:name="Таблица11" table:style-name="Таблица11">
          <table:table-column table:style-name="Таблица11.A"/>
          <table:table-column table:style-name="Таблица11.B"/>
          <table:table-column table:style-name="Таблица11.C"/>
          <table:table-column table:style-name="Таблица11.B" table:number-columns-repeated="2"/>
          <table:table-column table:style-name="Таблица11.F"/>
          <table:table-row table:style-name="Таблица11.1">
            <table:table-cell table:style-name="Таблица11.A1" office:value-type="string">
              <text:p text:style-name="P13">Item</text:p>
            </table:table-cell>
            <table:table-cell table:style-name="Таблица11.B1" table:number-columns-spanned="5" office:value-type="string">
              <text:p text:style-name="P13"/>
            </table:table-cell>
            <table:covered-table-cell/>
            <table:covered-table-cell/>
            <table:covered-table-cell/>
            <table:covered-table-cell/>
          </table:table-row>
          <table:table-row table:style-name="Таблица11.1">
            <table:table-cell table:style-name="Таблица11.A1" office:value-type="string">
              <text:p text:style-name="P13">1</text:p>
            </table:table-cell>
            <table:table-cell table:style-name="Таблица11.B1" table:number-columns-spanned="5" office:value-type="string">
              <text:p text:style-name="P14">same</text:p>
            </table:table-cell>
            <table:covered-table-cell/>
            <table:covered-table-cell/>
            <table:covered-table-cell/>
            <table:covered-table-cell/>
          </table:table-row>
          <table:table-row table:style-name="Таблица11.1">
            <table:table-cell table:style-name="Таблица11.A1" office:value-type="string">
              <text:p text:style-name="P13">2</text:p>
            </table:table-cell>
            <table:table-cell table:style-name="Таблица11.B1" table:number-columns-spanned="5" office:value-type="string">
              <text:p text:style-name="P14">an</text:p>
            </table:table-cell>
            <table:covered-table-cell/>
            <table:covered-table-cell/>
            <table:covered-table-cell/>
            <table:covered-table-cell/>
          </table:table-row>
          <table:table-row table:style-name="Таблица11.1">
            <table:table-cell table:style-name="Таблица11.A1" office:value-type="string">
              <text:p text:style-name="P13">3</text:p>
            </table:table-cell>
            <table:table-cell table:style-name="Таблица11.B1" table:number-columns-spanned="5" office:value-type="string">
              <text:p text:style-name="P14">in</text:p>
            </table:table-cell>
            <table:covered-table-cell/>
            <table:covered-table-cell/>
            <table:covered-table-cell/>
            <table:covered-table-cell/>
          </table:table-row>
          <table:table-row table:style-name="Таблица11.1">
            <table:table-cell table:style-name="Таблица11.A1" office:value-type="string">
              <text:p text:style-name="P13">4</text:p>
            </table:table-cell>
            <table:table-cell table:style-name="Таблица11.B1" table:number-columns-spanned="5" office:value-type="string">
              <text:p text:style-name="P14">This/That/It</text:p>
            </table:table-cell>
            <table:covered-table-cell/>
            <table:covered-table-cell/>
            <table:covered-table-cell/>
            <table:covered-table-cell/>
          </table:table-row>
          <table:table-row table:style-name="Таблица11.1">
            <table:table-cell table:style-name="Таблица11.A1" office:value-type="string">
              <text:p text:style-name="P13">5</text:p>
            </table:table-cell>
            <table:table-cell table:style-name="Таблица11.B1" table:number-columns-spanned="5" office:value-type="string">
              <text:p text:style-name="P14">would/could/might/may/must</text:p>
            </table:table-cell>
            <table:covered-table-cell/>
            <table:covered-table-cell/>
            <table:covered-table-cell/>
            <table:covered-table-cell/>
          </table:table-row>
          <table:table-row table:style-name="Таблица11.1">
            <table:table-cell table:style-name="Таблица11.A1" office:value-type="string">
              <text:p text:style-name="P13">6</text:p>
            </table:table-cell>
            <table:table-cell table:style-name="Таблица11.B1" table:number-columns-spanned="5" office:value-type="string">
              <text:p text:style-name="P14">so</text:p>
            </table:table-cell>
            <table:covered-table-cell/>
            <table:covered-table-cell/>
            <table:covered-table-cell/>
            <table:covered-table-cell/>
          </table:table-row>
          <table:table-row table:style-name="Таблица11.1">
            <table:table-cell table:style-name="Таблица11.A1" office:value-type="string">
              <text:p text:style-name="P13">7</text:p>
            </table:table-cell>
            <table:table-cell table:style-name="Таблица11.B1" table:number-columns-spanned="5" office:value-type="string">
              <text:p text:style-name="P14">or</text:p>
            </table:table-cell>
            <table:covered-table-cell/>
            <table:covered-table-cell/>
            <table:covered-table-cell/>
            <table:covered-table-cell/>
          </table:table-row>
          <table:table-row table:style-name="Таблица11.1">
            <table:table-cell table:style-name="Таблица11.A1" office:value-type="string">
              <text:p text:style-name="P13">8</text:p>
            </table:table-cell>
            <table:table-cell table:style-name="Таблица11.B1" table:number-columns-spanned="5" office:value-type="string">
              <text:p text:style-name="P14">there</text:p>
            </table:table-cell>
            <table:covered-table-cell/>
            <table:covered-table-cell/>
            <table:covered-table-cell/>
            <table:covered-table-cell/>
          </table:table-row>
          <table:table-row table:style-name="Таблица11.1">
            <table:table-cell table:style-name="Таблица11.A1" office:value-type="string">
              <text:p text:style-name="P13">9</text:p>
            </table:table-cell>
            <table:table-cell table:style-name="Таблица11.B1" table:number-columns-spanned="5" office:value-type="string">
              <text:p text:style-name="P14">rather/sooner</text:p>
            </table:table-cell>
            <table:covered-table-cell/>
            <table:covered-table-cell/>
            <table:covered-table-cell/>
            <table:covered-table-cell/>
          </table:table-row>
          <table:table-row table:style-name="Таблица11.1">
            <table:table-cell table:style-name="Таблица11.A1" office:value-type="string">
              <text:p text:style-name="P13">10</text:p>
            </table:table-cell>
            <table:table-cell table:style-name="Таблица11.B1" table:number-columns-spanned="5" office:value-type="string">
              <text:p text:style-name="P14">of </text:p>
            </table:table-cell>
            <table:covered-table-cell/>
            <table:covered-table-cell/>
            <table:covered-table-cell/>
            <table:covered-table-cell/>
          </table:table-row>
          <table:table-row table:style-name="Таблица11.1">
            <table:table-cell table:style-name="Таблица11.A1" office:value-type="string">
              <text:p text:style-name="P13">11</text:p>
            </table:table-cell>
            <table:table-cell table:style-name="Таблица11.B1" table:number-columns-spanned="5" office:value-type="string">
              <text:p text:style-name="P9"><text:span text:style-name="T11">si</text:span><text:span text:style-name="T11">nce</text:span></text:p>
            </table:table-cell>
            <table:covered-table-cell/>
            <table:covered-table-cell/>
            <table:covered-table-cell/>
            <table:covered-table-cell/>
          </table:table-row>
          <table:table-row table:style-name="Таблица11.1">
            <table:table-cell table:style-name="Таблица11.A1" office:value-type="string">
              <text:p text:style-name="P13">12</text:p>
            </table:table-cell>
            <table:table-cell table:style-name="Таблица11.B1" table:number-columns-spanned="5" office:value-type="string">
              <text:p text:style-name="P14">before</text:p>
            </table:table-cell>
            <table:covered-table-cell/>
            <table:covered-table-cell/>
            <table:covered-table-cell/>
            <table:covered-table-cell/>
          </table:table-row>
          <table:table-row table:style-name="Таблица11.1">
            <table:table-cell table:style-name="Таблица11.A1" office:value-type="string">
              <text:p text:style-name="P13">13</text:p>
            </table:table-cell>
            <table:table-cell table:style-name="Таблица11.B1" table:number-columns-spanned="5" office:value-type="string">
              <text:p text:style-name="P14">from</text:p>
            </table:table-cell>
            <table:covered-table-cell/>
            <table:covered-table-cell/>
            <table:covered-table-cell/>
            <table:covered-table-cell/>
          </table:table-row>
          <table:table-row table:style-name="Таблица11.1">
            <table:table-cell table:style-name="Таблица11.A1" office:value-type="string">
              <text:p text:style-name="P13">14</text:p>
            </table:table-cell>
            <table:table-cell table:style-name="Таблица11.B1" table:number-columns-spanned="5" office:value-type="string">
              <text:p text:style-name="P14">for/to/ in</text:p>
            </table:table-cell>
            <table:covered-table-cell/>
            <table:covered-table-cell/>
            <table:covered-table-cell/>
            <table:covered-table-cell/>
          </table:table-row>
          <table:table-row table:style-name="Таблица11.1">
            <table:table-cell table:style-name="Таблица11.A1" office:value-type="string">
              <text:p text:style-name="P13">15</text:p>
            </table:table-cell>
            <table:table-cell table:style-name="Таблица11.B1" table:number-columns-spanned="5" office:value-type="string">
              <text:p text:style-name="P14">if</text:p>
            </table:table-cell>
            <table:covered-table-cell/>
            <table:covered-table-cell/>
            <table:covered-table-cell/>
            <table:covered-table-cell/>
          </table:table-row>
          <table:table-row table:style-name="Таблица11.1">
            <table:table-cell table:style-name="Таблица11.A1" office:value-type="string">
              <text:p text:style-name="P13">16</text:p>
            </table:table-cell>
            <table:table-cell table:style-name="Таблица11.B17" office:value-type="string">
              <text:p text:style-name="P13">A</text:p>
            </table:table-cell>
            <table:table-cell table:style-name="Таблица11.A1" office:value-type="string">
              <text:p text:style-name="P13">B</text:p>
            </table:table-cell>
            <table:table-cell table:style-name="Таблица11.D17" table:number-columns-spanned="3" office:value-type="string">
              <text:p text:style-name="P2"/>
            </table:table-cell>
            <table:covered-table-cell/>
            <table:covered-table-cell/>
          </table:table-row>
          <table:table-row table:style-name="Таблица11.1">
            <table:table-cell table:style-name="Таблица11.A1" office:value-type="string">
              <text:p text:style-name="P13">17</text:p>
            </table:table-cell>
            <table:table-cell table:style-name="Таблица11.A1" office:value-type="string">
              <text:p text:style-name="P13">A</text:p>
            </table:table-cell>
            <table:table-cell table:style-name="Таблица11.B17" office:value-type="string">
              <text:p text:style-name="P13">B</text:p>
            </table:table-cell>
            <table:table-cell table:style-name="Таблица11.D17" table:number-columns-spanned="3" office:value-type="string">
              <text:p text:style-name="P2"/>
            </table:table-cell>
            <table:covered-table-cell/>
            <table:covered-table-cell/>
          </table:table-row>
          <table:table-row table:style-name="Таблица11.1">
            <table:table-cell table:style-name="Таблица11.A1" office:value-type="string">
              <text:p text:style-name="P13">18</text:p>
            </table:table-cell>
            <table:table-cell table:style-name="Таблица11.A1" office:value-type="string">
              <text:p text:style-name="P13">A</text:p>
            </table:table-cell>
            <table:table-cell table:style-name="Таблица11.B17" office:value-type="string">
              <text:p text:style-name="P13">B</text:p>
            </table:table-cell>
            <table:table-cell table:style-name="Таблица11.D17" table:number-columns-spanned="3" office:value-type="string">
              <text:p text:style-name="P2"/>
            </table:table-cell>
            <table:covered-table-cell/>
            <table:covered-table-cell/>
          </table:table-row>
          <table:table-row table:style-name="Таблица11.1">
            <table:table-cell table:style-name="Таблица11.A1" office:value-type="string">
              <text:p text:style-name="P13">19</text:p>
            </table:table-cell>
            <table:table-cell table:style-name="Таблица11.B17" office:value-type="string">
              <text:p text:style-name="P13">A</text:p>
            </table:table-cell>
            <table:table-cell table:style-name="Таблица11.A1" office:value-type="string">
              <text:p text:style-name="P13">B</text:p>
            </table:table-cell>
            <table:table-cell table:style-name="Таблица11.D17" table:number-columns-spanned="3" office:value-type="string">
              <text:p text:style-name="P2"/>
            </table:table-cell>
            <table:covered-table-cell/>
            <table:covered-table-cell/>
          </table:table-row>
          <table:table-row table:style-name="Таблица11.1">
            <table:table-cell table:style-name="Таблица11.A1" office:value-type="string">
              <text:p text:style-name="P13">20</text:p>
            </table:table-cell>
            <table:table-cell table:style-name="Таблица11.B17" office:value-type="string">
              <text:p text:style-name="P13">A</text:p>
            </table:table-cell>
            <table:table-cell table:style-name="Таблица11.A1" office:value-type="string">
              <text:p text:style-name="P13">B</text:p>
            </table:table-cell>
            <table:table-cell table:style-name="Таблица11.D17" table:number-columns-spanned="3" office:value-type="string">
              <text:p text:style-name="P2"/>
            </table:table-cell>
            <table:covered-table-cell/>
            <table:covered-table-cell/>
          </table:table-row>
          <table:table-row table:style-name="Таблица11.1">
            <table:table-cell table:style-name="Таблица11.A1" office:value-type="string">
              <text:p text:style-name="P13">21</text:p>
            </table:table-cell>
            <table:table-cell table:style-name="Таблица11.A1" table:number-columns-spanned="4" office:value-type="string">
              <text:p text:style-name="P14">come up with</text:p>
            </table:table-cell>
            <table:covered-table-cell/>
            <table:covered-table-cell/>
            <table:covered-table-cell/>
            <table:table-cell table:style-name="Таблица11.D17" office:value-type="string">
              <text:p text:style-name="P2"/>
            </table:table-cell>
          </table:table-row>
          <table:table-row table:style-name="Таблица11.1">
            <table:table-cell table:style-name="Таблица11.A1" office:value-type="string">
              <text:p text:style-name="P13">22</text:p>
            </table:table-cell>
            <table:table-cell table:style-name="Таблица11.A1" table:number-columns-spanned="4" office:value-type="string">
              <text:p text:style-name="P14">get down to</text:p>
            </table:table-cell>
            <table:covered-table-cell/>
            <table:covered-table-cell/>
            <table:covered-table-cell/>
            <table:table-cell table:style-name="Таблица11.D17" office:value-type="string">
              <text:p text:style-name="P2"/>
            </table:table-cell>
          </table:table-row>
          <table:table-row table:style-name="Таблица11.1">
            <table:table-cell table:style-name="Таблица11.A1" office:value-type="string">
              <text:p text:style-name="P13">23</text:p>
            </table:table-cell>
            <table:table-cell table:style-name="Таблица11.A1" table:number-columns-spanned="4" office:value-type="string">
              <text:p text:style-name="P14">make up for</text:p>
            </table:table-cell>
            <table:covered-table-cell/>
            <table:covered-table-cell/>
            <table:covered-table-cell/>
            <table:table-cell table:style-name="Таблица11.D17" office:value-type="string">
              <text:p text:style-name="P2"/>
            </table:table-cell>
          </table:table-row>
          <table:table-row table:style-name="Таблица11.1">
            <table:table-cell table:style-name="Таблица11.A1" office:value-type="string">
              <text:p text:style-name="P13">24</text:p>
            </table:table-cell>
            <table:table-cell table:style-name="Таблица11.A1" table:number-columns-spanned="4" office:value-type="string">
              <text:p text:style-name="P14">keep up with</text:p>
            </table:table-cell>
            <table:covered-table-cell/>
            <table:covered-table-cell/>
            <table:covered-table-cell/>
            <table:table-cell table:style-name="Таблица11.D17" office:value-type="string">
              <text:p text:style-name="P2"/>
            </table:table-cell>
          </table:table-row>
          <table:table-row table:style-name="Таблица11.1">
            <table:table-cell table:style-name="Таблица11.A1" office:value-type="string">
              <text:p text:style-name="P13">25</text:p>
            </table:table-cell>
            <table:table-cell table:style-name="Таблица11.A1" table:number-columns-spanned="4" office:value-type="string">
              <text:p text:style-name="P14">stand up for</text:p>
            </table:table-cell>
            <table:covered-table-cell/>
            <table:covered-table-cell/>
            <table:covered-table-cell/>
            <table:table-cell table:style-name="Таблица11.D17" office:value-type="string">
              <text:p text:style-name="P2"/>
            </table:table-cell>
          </table:table-row>
          <table:table-row table:style-name="Таблица11.1">
            <table:table-cell table:style-name="Таблица11.A1" office:value-type="string">
              <text:p text:style-name="P13">26</text:p>
            </table:table-cell>
            <table:table-cell table:style-name="Таблица11.A1" office:value-type="string">
              <text:p text:style-name="P14">N</text:p>
            </table:table-cell>
            <table:table-cell table:style-name="Таблица11.A1" office:value-type="string">
              <text:p text:style-name="P13">A</text:p>
            </table:table-cell>
            <table:table-cell table:style-name="Таблица11.A1" office:value-type="string">
              <text:p text:style-name="P14">J</text:p>
            </table:table-cell>
            <table:table-cell table:style-name="Таблица11.D17" table:number-columns-spanned="2" office:value-type="string">
              <text:p text:style-name="P2"/>
            </table:table-cell>
            <table:covered-table-cell/>
          </table:table-row>
          <table:table-row table:style-name="Таблица11.1">
            <table:table-cell table:style-name="Таблица11.A1" office:value-type="string">
              <text:p text:style-name="P13">27</text:p>
            </table:table-cell>
            <table:table-cell table:style-name="Таблица11.A1" office:value-type="string">
              <text:p text:style-name="P14">O</text:p>
            </table:table-cell>
            <table:table-cell table:style-name="Таблица11.A1" office:value-type="string">
              <text:p text:style-name="P14">D</text:p>
            </table:table-cell>
            <table:table-cell table:style-name="Таблица11.A1" office:value-type="string">
              <text:p text:style-name="P13">G</text:p>
            </table:table-cell>
            <table:table-cell table:style-name="Таблица11.D17" table:number-columns-spanned="2" office:value-type="string">
              <text:p text:style-name="P2"/>
            </table:table-cell>
            <table:covered-table-cell/>
          </table:table-row>
          <table:table-row table:style-name="Таблица11.1">
            <table:table-cell table:style-name="Таблица11.A1" office:value-type="string">
              <text:p text:style-name="P13">28</text:p>
            </table:table-cell>
            <table:table-cell table:style-name="Таблица11.A1" office:value-type="string">
              <text:p text:style-name="P13">M</text:p>
            </table:table-cell>
            <table:table-cell table:style-name="Таблица11.A1" office:value-type="string">
              <text:p text:style-name="P14">F</text:p>
            </table:table-cell>
            <table:table-cell table:style-name="Таблица11.A1" office:value-type="string">
              <text:p text:style-name="P14">C</text:p>
            </table:table-cell>
            <table:table-cell table:style-name="Таблица11.D17" table:number-columns-spanned="2" office:value-type="string">
              <text:p text:style-name="P2"/>
            </table:table-cell>
            <table:covered-table-cell/>
          </table:table-row>
          <table:table-row table:style-name="Таблица11.1">
            <table:table-cell table:style-name="Таблица11.A1" office:value-type="string">
              <text:p text:style-name="P13">29</text:p>
            </table:table-cell>
            <table:table-cell table:style-name="Таблица11.A1" office:value-type="string">
              <text:p text:style-name="P13">B</text:p>
            </table:table-cell>
            <table:table-cell table:style-name="Таблица11.A1" office:value-type="string">
              <text:p text:style-name="P14">K</text:p>
            </table:table-cell>
            <table:table-cell table:style-name="Таблица11.A1" office:value-type="string">
              <text:p text:style-name="P14">H</text:p>
            </table:table-cell>
            <table:table-cell table:style-name="Таблица11.D17" table:number-columns-spanned="2" office:value-type="string">
              <text:p text:style-name="P2"/>
            </table:table-cell>
            <table:covered-table-cell/>
          </table:table-row>
          <table:table-row table:style-name="Таблица11.1">
            <table:table-cell table:style-name="Таблица11.A1" office:value-type="string">
              <text:p text:style-name="P13">30</text:p>
            </table:table-cell>
            <table:table-cell table:style-name="Таблица11.A1" office:value-type="string">
              <text:p text:style-name="P14">E</text:p>
            </table:table-cell>
            <table:table-cell table:style-name="Таблица11.A1" office:value-type="string">
              <text:p text:style-name="P14">I</text:p>
            </table:table-cell>
            <table:table-cell table:style-name="Таблица11.A1" office:value-type="string">
              <text:p text:style-name="P13">L</text:p>
            </table:table-cell>
            <table:table-cell table:style-name="Таблица11.D17" table:number-columns-spanned="2" office:value-type="string">
              <text:p text:style-name="P2"/>
            </table:table-cell>
            <table:covered-table-cell/>
          </table:table-row>
        </table:table>
      </text:section>
      <text:p text:style-name="P3"><text:soft-page-break/></text:p>
      <text:p text:style-name="P1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8:26:43</meta:creation-date>
    <dc:date>2012-03-20T19:35:31.05</dc:date>
    <meta:editing-duration>PT3H19M15S</meta:editing-duration>
    <meta:editing-cycles>5</meta:editing-cycles>
    <meta:generator>LibreOffice/3.3$Win32 LibreOffice_project/330m19$Build-6</meta:generator>
    <meta:print-date>2011-11-25T17:00:58</meta:print-date>
    <meta:printed-by>System User</meta:printed-by>
    <meta:document-statistic meta:table-count="4" meta:image-count="0" meta:object-count="0" meta:page-count="7" meta:paragraph-count="181" meta:word-count="1336" meta:character-count="7079"/>
  </office:meta>
</office:document-meta>
</file>